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390000447A0000178EEF5E1031EFA21D23.svm" manifest:media-type=""/>
  <manifest:file-entry manifest:full-path="Pictures/2000016500001A6B0000146EC9DC9169792BB3E5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16afb6" officeooo:paragraph-rsid="0016afb6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text-properties fo:language="sl" fo:country="SI" officeooo:rsid="00019794" officeooo:paragraph-rsid="000adb72"/>
    </style:style>
    <style:style style:name="P6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8" style:family="paragraph" style:parent-style-name="Standard">
      <style:text-properties fo:language="sl" fo:country="SI" style:text-underline-style="solid" style:text-underline-width="auto" style:text-underline-color="font-color" fo:font-weight="bold" officeooo:rsid="0011fb69" officeooo:paragraph-rsid="0011fb69" style:font-weight-asian="bold" style:font-weight-complex="bold"/>
    </style:style>
    <style:style style:name="P9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10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11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2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3" style:family="paragraph" style:parent-style-name="Standard">
      <style:text-properties fo:language="sl" fo:country="SI" style:text-underline-style="none" fo:font-weight="normal" officeooo:rsid="0011a61d" officeooo:paragraph-rsid="001afd58" style:font-weight-asian="normal" style:font-weight-complex="normal"/>
    </style:style>
    <style:style style:name="P14" style:family="paragraph" style:parent-style-name="Standard">
      <style:text-properties fo:language="sl" fo:country="SI" style:text-underline-style="none" fo:font-weight="normal" officeooo:rsid="0011fb69" officeooo:paragraph-rsid="0011fb69" style:font-weight-asian="normal" style:font-weight-complex="normal"/>
    </style:style>
    <style:style style:name="P15" style:family="paragraph" style:parent-style-name="Standard">
      <style:text-properties fo:language="sl" fo:country="SI" style:text-underline-style="none" fo:font-weight="normal" officeooo:rsid="000e349b" officeooo:paragraph-rsid="000e349b" style:font-weight-asian="normal" style:font-weight-complex="normal"/>
    </style:style>
    <style:style style:name="P16" style:family="paragraph" style:parent-style-name="Standard">
      <style:text-properties fo:language="sl" fo:country="SI" officeooo:rsid="000cd0ab" officeooo:paragraph-rsid="000cd0ab"/>
    </style:style>
    <style:style style:name="P17" style:family="paragraph" style:parent-style-name="Standard">
      <style:text-properties fo:language="sl" fo:country="SI" officeooo:rsid="000cd0ab" officeooo:paragraph-rsid="001cab3c"/>
    </style:style>
    <style:style style:name="P18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language="sl" fo:country="SI" fo:font-style="normal" style:text-underline-style="none" fo:font-weight="normal" officeooo:rsid="0011fb69" officeooo:paragraph-rsid="0011fb69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language="sl" fo:country="SI" fo:font-style="normal" style:text-underline-style="none" fo:font-weight="normal" officeooo:rsid="0011fb69" officeooo:paragraph-rsid="001afd58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22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1afd58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5" style:family="paragraph" style:parent-style-name="Standard">
      <style:text-properties fo:language="sl" fo:country="SI" officeooo:rsid="0046c161" officeooo:paragraph-rsid="001cab3c"/>
    </style:style>
    <style:style style:name="P26" style:family="paragraph" style:parent-style-name="Standard">
      <style:paragraph-properties fo:break-before="page"/>
      <style:text-properties fo:language="sl" fo:country="SI" officeooo:rsid="000cd0ab" officeooo:paragraph-rsid="000cd0ab"/>
    </style:style>
    <style:style style:name="P27" style:family="paragraph" style:parent-style-name="Standard">
      <style:paragraph-properties fo:break-before="page"/>
      <style:text-properties fo:language="sl" fo:country="SI" style:text-underline-style="solid" style:text-underline-width="auto" style:text-underline-color="font-color" fo:font-weight="bold" officeooo:rsid="000e349b" officeooo:paragraph-rsid="000e349b" style:font-weight-asian="bold" style:font-weight-complex="bold"/>
    </style:style>
    <style:style style:name="P28" style:family="paragraph" style:parent-style-name="Slika">
      <style:text-properties fo:language="sl" fo:country="SI"/>
    </style:style>
    <style:style style:name="P29" style:family="paragraph" style:parent-style-name="Standard" style:list-style-name="L1">
      <style:text-properties fo:language="sl" fo:country="SI" style:text-underline-style="none" fo:font-weight="normal" officeooo:rsid="0030e864" officeooo:paragraph-rsid="001f3d06" style:font-weight-asian="normal" style:font-weight-complex="normal"/>
    </style:style>
    <style:style style:name="P30" style:family="paragraph" style:parent-style-name="Standard" style:list-style-name="L1">
      <style:text-properties fo:language="sl" fo:country="SI" style:text-underline-style="none" fo:font-weight="normal" officeooo:rsid="00313358" officeooo:paragraph-rsid="001dd6bd" style:font-weight-asian="normal" style:font-weight-complex="normal"/>
    </style:style>
    <style:style style:name="P31" style:family="paragraph" style:parent-style-name="Standard" style:list-style-name="L1">
      <style:text-properties fo:language="sl" fo:country="SI" style:text-underline-style="none" fo:font-weight="normal" officeooo:rsid="0030e249" officeooo:paragraph-rsid="00212d3f" style:font-weight-asian="normal" style:font-weight-complex="normal"/>
    </style:style>
    <style:style style:name="P32" style:family="paragraph" style:parent-style-name="Standard" style:list-style-name="L1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33" style:family="paragraph" style:parent-style-name="Standard" style:list-style-name="L1">
      <style:text-properties fo:language="sl" fo:country="SI" style:text-underline-style="none" fo:font-weight="normal" officeooo:rsid="0018ad62" officeooo:paragraph-rsid="0018ad62" style:font-weight-asian="normal" style:font-weight-complex="normal"/>
    </style:style>
    <style:style style:name="P34" style:family="paragraph" style:parent-style-name="Standard" style:list-style-name="L1">
      <style:text-properties fo:language="sl" fo:country="SI" style:text-underline-style="none" fo:font-weight="normal" officeooo:rsid="0046c161" officeooo:paragraph-rsid="001d7027" style:font-weight-asian="normal" style:font-weight-complex="normal"/>
    </style:style>
    <style:style style:name="P35" style:family="paragraph" style:parent-style-name="Standard" style:list-style-name="L1">
      <style:text-properties fo:language="sl" fo:country="SI" fo:font-style="normal" style:text-underline-style="none" fo:font-weight="normal" officeooo:rsid="0011a61d" officeooo:paragraph-rsid="0011a61d" style:font-style-asian="normal" style:font-weight-asian="normal" style:font-style-complex="normal" style:font-weight-complex="normal"/>
    </style:style>
    <style:style style:name="P36" style:family="paragraph" style:parent-style-name="Standard" style:list-style-name="L1">
      <style:text-properties fo:language="sl" fo:country="SI" fo:font-style="normal" style:text-underline-style="none" fo:font-weight="normal" officeooo:rsid="001a4ddb" officeooo:paragraph-rsid="001a4ddb" style:font-style-asian="normal" style:font-weight-asian="normal" style:font-style-complex="normal" style:font-weight-complex="normal"/>
    </style:style>
    <style:style style:name="P37" style:family="paragraph" style:parent-style-name="Standard" style:list-style-name="L1">
      <style:text-properties fo:language="sl" fo:country="SI" fo:font-style="normal" style:text-underline-style="none" fo:font-weight="normal" officeooo:rsid="0018ad62" officeooo:paragraph-rsid="0018ad6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fb69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ce963" style:font-style-asian="normal" style:font-style-complex="normal"/>
    </style:style>
    <style:style style:name="T7" style:family="text">
      <style:text-properties fo:font-style="normal" officeooo:rsid="0011fb69" style:font-style-asian="normal" style:font-style-complex="normal"/>
    </style:style>
    <style:style style:name="T8" style:family="text">
      <style:text-properties fo:font-style="normal" officeooo:rsid="0018ad62" style:font-style-asian="normal" style:font-style-complex="normal"/>
    </style:style>
    <style:style style:name="T9" style:family="text">
      <style:text-properties fo:font-style="normal" officeooo:rsid="001afd58" style:font-style-asian="normal" style:font-style-complex="normal"/>
    </style:style>
    <style:style style:name="T10" style:family="text">
      <style:text-properties fo:font-style="normal" officeooo:rsid="0048b072" style:font-style-asian="normal" style:font-style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62b91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0a17d4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48062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156ad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0a17d4"/>
    </style:style>
    <style:style style:name="T18" style:family="text">
      <style:text-properties officeooo:rsid="000c6506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officeooo:rsid="00156ade"/>
    </style:style>
    <style:style style:name="T21" style:family="text">
      <style:text-properties officeooo:rsid="0018ad62"/>
    </style:style>
    <style:style style:name="T22" style:family="text">
      <style:text-properties officeooo:rsid="001a4ddb"/>
    </style:style>
    <style:style style:name="T23" style:family="text">
      <style:text-properties officeooo:rsid="001a538e"/>
    </style:style>
    <style:style style:name="T24" style:family="text">
      <style:text-properties style:font-name="Times New Roman1" fo:font-style="normal" officeooo:rsid="001afd58" style:font-style-asian="normal" style:font-style-complex="normal"/>
    </style:style>
    <style:style style:name="T25" style:family="text">
      <style:text-properties officeooo:rsid="001c03fe"/>
    </style:style>
    <style:style style:name="T26" style:family="text">
      <style:text-properties officeooo:rsid="004e7254"/>
    </style:style>
    <style:style style:name="T27" style:family="text">
      <style:text-properties officeooo:rsid="00313358"/>
    </style:style>
    <style:style style:name="T28" style:family="text">
      <style:text-properties officeooo:rsid="00228e5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4"><text:span text:style-name="T19">Cilj vaje:</text:span><text:span text:style-name="T11"> </text:span></text:p>
      <text:p text:style-name="P6"/>
      <text:p text:style-name="P6"><text:span text:style-name="T12">Napetost na kondenzatorju RLC člena regulirajte s </text:span><text:span text:style-name="T15">kaskadno strukturo regulatorjev. Napetostni </text:span><text:span text:style-name="T12">PID regulator </text:span><text:span text:style-name="T15">in tokovni PI regulator</text:span><text:span text:style-name="T12">. Parametre regulatorj</text:span><text:span text:style-name="T15">ev</text:span><text:span text:style-name="T12"> določite eksperimentalno, </text:span><text:span text:style-name="T13">tako da bo odziv stabilen in v stacionarnem stanju ne bo preostale napake.</text:span></text:p>
      <text:p text:style-name="P18"/>
      <text:p text:style-name="P7"><text:span text:style-name="T17">Opis sistema</text:span>:<text:span text:style-name="T11"> </text:span></text:p>
      <text:p text:style-name="P10"/>
      <text:p text:style-name="P11">Sistem je sestavljen iz dveh tiskanih vezji. Na prvem se nahaja mikrokrmilnik TMS320F28069 s pripadajočim vmesnikom za povezavo z osebnim računalnikom. Na drugem pa se nahaja ojačevalnik, ki tokovno ojača PWM izhod mikrokrmilnika, RLC vezje in meritev napetosti na kondenzatorju RLC vezja ter meritev toka skozi dušilk<text:span text:style-name="T20">i</text:span> RLC vezja. Meritev toka in napetosti je pripeljana na analogna vhoda mikrokrmilnika. <text:span text:style-name="T18">Shema sistema je prikazana na sliki </text:span><text:span text:style-name="T18"><text:sequence-ref text:reference-format="value" text:ref-name="refSlika0">1</text:sequence-ref></text:span><text:span text:style-name="T18">.</text:span></text:p>
      <text:p text:style-name="P11"/>
      <text:p text:style-name="P5"><draw:frame draw:style-name="fr1" draw:name="Frame1" text:anchor-type="paragraph" svg:width="16.03cm" draw:z-index="0"><draw:text-box fo:min-height="6.031cm"><text:p text:style-name="P28"><draw:frame draw:style-name="fr3" draw:name="Image1" text:anchor-type="paragraph" svg:width="16.03cm" svg:height="5.514cm" draw:z-index="3"><draw:image xlink:href="Pictures/200001390000447A0000178EEF5E1031EFA21D23.svm" xlink:type="simple" xlink:show="embed" xlink:actuate="onLoad"/></draw:frame>Slika <text:sequence text:ref-name="refSlika0" text:name="Slika" text:formula="ooow:Slika+1" style:num-format="1">1</text:sequence>: Shema sistema za regulacijo napetosti na kondenzatorju RLC vezja</text:p></draw:text-box></draw:frame></text:p>
      <text:p text:style-name="P25">Predloga programa se nahaja na Git repozitoriju na: <text:a xlink:type="simple" xlink:href="https://github.com/DP2vaje/DP2_reg_napredno" text:style-name="Internet_20_link" text:visited-style-name="Visited_20_Internet_20_Link"><text:span text:style-name="T26">https://github.com/DP2vaje/DP2_reg_napredno.git</text:span></text:a></text:p>
      <text:p text:style-name="P17"/>
      <text:p text:style-name="P17">Predloga programa je v grobem sestavljena iz treh modulov (slika <text:sequence-ref text:reference-format="value" text:ref-name="refSlika1">2</text:sequence-ref>). </text:p>
      <text:p text:style-name="P16"/>
      <text:p text:style-name="P16">V datoteki <text:span text:style-name="T1">main.c</text:span><text:span text:style-name="T5"> se nahaja funkcija </text:span><text:span text:style-name="T1">main()</text:span><text:span text:style-name="T5">, v kateri se izvede:</text:span></text:p>
      <text:p text:style-name="P21">- inicializacija mikrokrmilnika</text:p>
      <text:p text:style-name="P21">- inicializacija AD pretvornika</text:p>
      <text:p text:style-name="P21">- inicializacija PWM modula</text:p>
      <text:p text:style-name="P21">- inicializacija prekinitvene funkcije</text:p>
      <text:p text:style-name="P21">- požene časovnik PWM modula, ki tudi proži prekinitev in AD pretvorbo</text:p>
      <text:p text:style-name="P5"/>
      <text:p text:style-name="P16">V datoteki <text:span text:style-name="T1">BACK_loop.c</text:span><text:span text:style-name="T5"> se nahaja funkcija </text:span><text:span text:style-name="T1">BACK_loop()</text:span><text:span text:style-name="T5"> v kateri je neskončna zanka, ki se izvaja potem ko se zaključi inicializacija.</text:span></text:p>
      <text:p text:style-name="P16"/>
      <text:p text:style-name="P16"/>
      <text:p text:style-name="P26"><text:span text:style-name="T5">V datoteki </text:span><text:span text:style-name="T1">PER_int.c</text:span><text:span text:style-name="T5"> pa se nahajata dve funkciji. Funkcija </text:span><text:span text:style-name="T3">PER_int_setup()</text:span><text:span text:style-name="T16"> izvede:</text:span></text:p>
      <text:p text:style-name="P22">- inicializacijo registrov potrebnih za izvajanje prekinitve</text:p>
      <text:p text:style-name="P22">- inicializacijo podatkovnih strukture, ki so v uporabi v prekinitvi</text:p>
      <text:p text:style-name="P16"/>
      <text:p text:style-name="P16">Prekinitvena funkcija <text:span text:style-name="T1">PER_int()</text:span><text:span text:style-name="T5"> pa se izvaja periodično s taktom 40 kHz. V njej:</text:span></text:p>
      <text:p text:style-name="P21">- se prebereta rezultata AD pretvorbe</text:p>
      <text:p text:style-name="P21">- prvo sekundo (40000 vzorcev) se izvede kalibracija preostale napetosti za rezultat AD pretvorbe iz tokovne sonde</text:p>
      <text:p text:style-name="P21">- se preračuna rezultat AD <text:s/>pretvorbe</text:p>
      <text:p text:style-name="P16"><text:span text:style-name="T5">- </text:span><text:span text:style-name="T6">generira želena vrednost. Želena vrednost ima obliko stopničastega signala s periodo 1 sekunde (40000 vzorcev), ki spreminja vrednost iz 0,25 V na 2,5 V. Na nivoju 2,5 V ostane 12,5 ms (500 vzorcev).</text:span></text:p>
      <text:p text:style-name="P9"><draw:frame draw:style-name="fr2" draw:name="Frame2" text:anchor-type="paragraph" svg:width="6.763cm" draw:z-index="1"><draw:text-box fo:min-height="5.23cm"><text:p text:style-name="P28"><draw:frame draw:style-name="fr4" draw:name="Image2" text:anchor-type="paragraph" svg:width="6.161cm" svg:height="4.764cm" style:rel-height="scale" draw:z-index="2"><draw:image xlink:href="Pictures/2000016500001A6B0000146EC9DC9169792BB3E5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11"/>
      <text:list xml:id="list3469917019683189021" text:style-name="L1">
        <text:list-item>
          <text:p text:style-name="P29">Iz GitHub-a sklonirajte repozitorij v <text:span text:style-name="T27">izbrano mapo. Ustvarite in preklopite na novo vejo (Branch).</text:span></text:p>
        </text:list-item>
        <text:list-item>
          <text:p text:style-name="P30">Razvojno okolje poženite v izbrani mapi.</text:p>
        </text:list-item>
        <text:list-item>
          <text:p text:style-name="P31">Uvozite projekt.</text:p>
        </text:list-item>
        <text:list-item>
          <text:p text:style-name="P32">Na podlagi električne sheme določite faktorja za preračun vrednosti AD pretvorbe za napetost in tok (<text:span text:style-name="T1">napetost_gain</text:span><text:span text:style-name="T5">, </text:span><text:span text:style-name="T1">tok_gain</text:span><text:span text:style-name="T5">).</text:span></text:p>
        </text:list-item>
        <text:list-item>
          <text:p text:style-name="P32"><text:span text:style-name="T5">Preverite osnovno delovanje sistema tako da ročno spreminjate vklopno razmerje (</text:span><text:span text:style-name="T1">duty</text:span><text:span text:style-name="T5">). Napetost na kondenzatorju (</text:span><text:span text:style-name="T1">napetost</text:span><text:span text:style-name="T5">) bi morala ustrezno slediti vklopnemu razmerju.</text:span></text:p>
        </text:list-item>
        <text:list-item>
          <text:p text:style-name="P33">Za lažje preizkušanje tokovnega regulatorja kratokstičite bremenski kondenzator.</text:p>
        </text:list-item>
        <text:list-item>
          <text:p text:style-name="P32"><text:span text:style-name="T5">Najprej realizirajte P regulator </text:span><text:span text:style-name="T8">toka </text:span><text:span text:style-name="T5">in ga ustrezno nastavite. </text:span><text:span text:style-name="T7">Pri nastavljanju si pomagajte z grafičnim prikazom odziva na spremembo želene vrednosti (uporaba modula </text:span><text:span text:style-name="T2">DLOG_gen</text:span><text:span text:style-name="T7">).</text:span></text:p>
        </text:list-item>
        <text:list-item>
          <text:p text:style-name="P35">Nato dodajte integralni (I) člen <text:span text:style-name="T21">tokovnemu regulatroju </text:span>ter ga ustrezno nastavite. Po potrebi tudi ponastavite P člen.</text:p>
        </text:list-item>
        <text:list-item>
          <text:p text:style-name="P36">Odstranite kratek stik na bremenskem kondenzatorju</text:p>
        </text:list-item>
        <text:list-item>
          <text:p text:style-name="P37">Ko imate notranjo tokovno zanko parametrirano v enakem zaporedju <text:span text:style-name="T22">realizirajte zunanjo napetostno zanko.</text:span></text:p>
        </text:list-item>
        <text:list-item>
          <text:p text:style-name="P34"><text:span text:style-name="T5">Končno verzijo programa </text:span><text:span text:style-name="T10">p</text:span><text:span text:style-name="T5">ošljite na GitHub.</text:span></text:p>
        </text:list-item>
      </text:list>
      <text:p text:style-name="P27">Zahteve:</text:p>
      <text:p text:style-name="P15"/>
      <text:p text:style-name="P15">Vse spremenljivke, ki jih potrebujete za realizacijo PID regulatorja naj bodo tipa <text:span text:style-name="T1">float</text:span><text:span text:style-name="T5">.</text:span></text:p>
      <text:p text:style-name="P13"><text:span text:style-name="T5">Regulator naj bo napisan </text:span><text:span text:style-name="T7">tako, da v primeru spremembe vzorčne frekvence (</text:span><text:span text:style-name="T2">SAMPLE_FREQ</text:span><text:span text:style-name="T7">) ni potrebe po spreminjanju parametrov PID regulatorja. </text:span><text:span text:style-name="T9">Tok skozi induktivnost naj bo omejen na </text:span><text:span text:style-name="T24">±</text:span><text:span text:style-name="T9">5 mA.</text:span></text:p>
      <text:p text:style-name="P13"/>
      <text:p text:style-name="P23">Rezultati:</text:p>
      <text:p text:style-name="P12"/>
      <text:p text:style-name="P8"><text:span text:style-name="T11">Kakšna je obremenjenost mikrokrmilnika (</text:span><text:span text:style-name="T4">cpu_load</text:span><text:span text:style-name="T11">). Kater</text:span><text:span text:style-name="T14">a</text:span><text:span text:style-name="T11"> je najvišja vzorčna frekvenca pri kateri bi sistem še lahko deloval?</text:span></text:p>
      <text:p text:style-name="P14"/>
      <text:p text:style-name="P19">Katera je najnižja vzorčna frekvenca pri kateri je sistem še stabilen?</text:p>
      <text:p text:style-name="P14"/>
      <text:p text:style-name="P20">Kakšni so parametri Kp_<text:span text:style-name="T23">i</text:span>, Ti_<text:span text:style-name="T23">i</text:span>, Kp_<text:span text:style-name="T23">u</text:span>, Ti_<text:span text:style-name="T23">u</text:span>, Td_<text:span text:style-name="T23">u</text:span> pri vzorčni frekvenci 40 kHz?</text:p>
      <text:p text:style-name="P14"/>
      <text:p text:style-name="P19">Prikažite odziv na spremembo želen<text:span text:style-name="T25">e</text:span> vrednost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l" fo:country="SI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sl" fo:country="SI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16afb6" officeooo:paragraph-rsid="0016afb6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228e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18: </text:span>Kaskadna regulacijska zanka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32S</meta:editing-duration>
    <meta:editing-cycles>32</meta:editing-cycles>
    <meta:generator>LibreOffice/5.1.5.2$Windows_x86 LibreOffice_project/7a864d8825610a8c07cfc3bc01dd4fce6a9447e5</meta:generator>
    <dc:date>2016-11-09T11:49:13.497000000</dc:date>
    <meta:print-date>2016-10-06T12:17:23.264000000</meta:print-date>
    <meta:document-statistic meta:table-count="0" meta:image-count="2" meta:object-count="0" meta:page-count="3" meta:paragraph-count="45" meta:word-count="549" meta:character-count="3820" meta:non-whitespace-character-count="3323"/>
    <meta:user-defined meta:name="Info 1"/>
    <meta:user-defined meta:name="Info 2"/>
    <meta:user-defined meta:name="Info 3"/>
    <meta:user-defined meta:name="Info 4"/>
  </office:meta>
</office:document-meta>
</file>